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language="en" fo:country="US"/>
    </style:style>
    <style:style style:name="P2" style:family="paragraph" style:parent-style-name="Standard">
      <style:paragraph-properties fo:line-height="150%" fo:text-align="end" style:justify-single-word="false"/>
      <style:text-properties fo:language="en" fo:country="US"/>
    </style:style>
    <style:style style:name="P3" style:family="paragraph" style:parent-style-name="Standard">
      <style:paragraph-properties fo:line-height="150%"/>
      <style:text-properties fo:language="en" fo:country="US" fo:font-weight="bold" style:font-weight-asian="bold" style:font-weight-complex="bold"/>
    </style:style>
    <style:style style:name="P4" style:family="paragraph" style:parent-style-name="Standard">
      <style:paragraph-properties fo:line-height="150%"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normal" style:font-size-asian="18pt" style:font-weight-asian="normal" style:font-size-complex="18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e of Cognitive Science<text:tab/><text:tab/><text:tab/><text:tab/><text:tab/><text:tab/><text:tab/><text:tab/>28.09.2019</text:p>
      <text:p text:style-name="P1">Artificial Intelligence</text:p>
      <text:p text:style-name="P1">Johannes Schrumpf </text:p>
      <text:p text:style-name="P1"/>
      <text:p text:style-name="P1"/>
      <text:p text:style-name="P1"/>
      <text:p text:style-name="P1"/>
      <text:p text:style-name="P1"/>
      <text:p text:style-name="P1"/>
      <text:p text:style-name="P1"/>
      <text:p text:style-name="P1"/>
      <text:p text:style-name="P4">Report </text:p>
      <text:p text:style-name="P5">Lab Rotation Artificial Intelligence</text:p>
      <text:p text:style-name="P1"/>
      <text:p text:style-name="P1"/>
      <text:p text:style-name="P1"/>
      <text:p text:style-name="P1"/>
      <text:p text:style-name="P1"/>
      <text:p text:style-name="P1"/>
      <text:p text:style-name="P1"/>
      <text:p text:style-name="P1"/>
      <text:p text:style-name="P1"/>
      <text:p text:style-name="P1"/>
      <text:p text:style-name="P1"/>
      <text:p text:style-name="P2">Dana Dix</text:p>
      <text:p text:style-name="P2">Student number: 980027 </text:p>
      <text:p text:style-name="P2"><text:a xlink:type="simple" xlink:href="mailto:ddix@uni-osnabrueck.de" text:style-name="Internet_20_link" text:visited-style-name="Visited_20_Internet_20_Link">ddix@uni-osnabrueck.de</text:a> </text:p>
      <text:p text:style-name="P2"/>
      <text:p text:style-name="P2">Viviane Roselieb</text:p>
      <text:p text:style-name="P2">Student number: 969019</text:p>
      <text:p text:style-name="P2"><text:a xlink:type="simple" xlink:href="mailto:vroselieb@uni-osnabrueck.de" text:style-name="Internet_20_link" text:visited-style-name="Visited_20_Internet_20_Link">vroselieb@uni-osnabrueck.de</text:a></text:p>
      <text:p text:style-name="P2"/>
      <text:p text:style-name="P1"/>
      <text:p text:style-name="P1"/>
      <text:p text:style-name="P1"><text:soft-page-break/></text:p>
      <text:p text:style-name="P3">Problems:</text:p>
      <text:p text:style-name="P1">One of our main problems was the way we choose to initialize a population: our first initialize<text:span text:style-name="T1">()-m</text:span>ethod returned a double encapsulated list. Therefore we always needed two <text:s/>for loops at the beginning to iterate through our individuals in the population. Which was not neccesary at all. <text:s/>The problem of the double encapsulated lists of our first population caused several other problems. For example after the first Vermerhrung we got a list of new child, which was not encapsulated double. So that we had to modify all our our functions for example for mutation and primarily the main function <text:span text:style-name="T1">netzdurchlauf</text:span>. Firstly we implemented two functions for each process. One function for the first population, and another for all follow up generations. But this was not good coding style and also a lot of double code. That is <text:s/>why we introduce a method named '<text:span text:style-name="T1">entschachteln()</text:span>' to encapsulate the first population. This allowed us to reduce the functions again. After all we realized that we only need this function once at the beginning and thus decided to put the <text:span text:style-name="T1">entschachteln-</text:span><text:span text:style-name="T2">method </text:span><text:s/>directly in the initialize method. At the end we started with a normal, not encapsulated list of individuals.</text:p>
      <text:p text:style-name="P1">Choosing suitable numbers of generations, individuals and genes:</text:p>
      <text:p text:style-name="P1">In the meeting with Johannes and Viviane they roughly talked about suitable numbers. We talked about roughly 30 generations ….</text:p>
      <text:p text:style-name="P1">According to the immense computational power required we decided to reduce the number to..</text:p>
      <text:p text:style-name="P1"/>
      <text:p text:style-name="P1">Our first idea of reproduction was a one-to-one replacement of the old generation. It worked out well and we could see an increase in the net accuracy in the generations but we realized that this approach is not biological realistic and also not the best way to achieve the highest accuracy. Our next idea of reproduction was to choose the top 50 individuals, performing the best accuracy. The top 50 survive and also produce some child ( See Paining method). Therefore we <text:s/>had 50 percent old individuals and 50 percent new individuals in each new generatio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viane Roselieb</meta:initial-creator>
    <meta:creation-date>2019-09-20T11:56:58.46</meta:creation-date>
    <meta:document-statistic meta:table-count="0" meta:image-count="0" meta:object-count="0" meta:page-count="2" meta:paragraph-count="17" meta:word-count="360" meta:character-count="2290"/>
    <dc:date>2019-09-20T13:19:24.75</dc:date>
    <dc:creator>Viviane Roselieb</dc:creator>
    <meta:editing-duration>PT35M55S</meta:editing-duration>
    <meta:editing-cycles>1</meta:editing-cycles>
    <meta:generator>OpenOffice/4.1.6$Win32 OpenOffice.org_project/416m1$Build-9790</meta:generator>
  </office:meta>
</office:document-meta>
</file>